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57cm"/>
    </style:style>
    <style:style style:name="gr3" style:family="graphic" style:parent-style-name="standard">
      <style:graphic-properties draw:stroke="none" draw:fill="none" fo:min-height="3.347cm"/>
    </style:style>
    <style:style style:name="gr4" style:family="graphic" style:parent-style-name="standard">
      <style:graphic-properties draw:stroke="none" draw:fill="none" fo:min-height="6.37cm"/>
    </style:style>
    <style:style style:name="gr5" style:family="graphic" style:parent-style-name="standard">
      <style:graphic-properties draw:stroke="none" draw:fill="none" fo:min-height="3.98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3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ula 10</text:p>
            <text:p/>
            <text:p><text:span text:style-name="T2">Java Thread Loca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classe <text:span text:style-name="T2">ThreadLocal</text:span> possibilita a criação de variáveis que só podem ser lidas e escritas pela mesma Thread.</text:p>
              </text:list-item>
              <text:list-item>
                <text:p>Então, mesmo se duas threads estão executando o mesmo código e o código tem uma referência para uma variável ThreadLocal, então as duas threads não podem ver as variáveis ThreadLocal umas das outr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uma ThreadLoca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iando uma variável ThreadLocal</text:p>
              </text:list-item>
            </text:list>
          </draw:text-box>
        </draw:frame>
        <draw:frame draw:style-name="gr2" draw:text-style-name="P3" draw:layer="layout" svg:width="16cm" svg:height="1.207cm" svg:x="3.4cm" svg:y="5.55cm">
          <draw:text-box>
            <text:p text:style-name="P2"><text:span text:style-name="T3">private ThreadLocal myThreadLocal = new ThreadLocal();</text:span></text:p>
          </draw:text-box>
        </draw:frame>
        <draw:frame presentation:style-name="pr4" draw:layer="layout" svg:width="25.2cm" svg:height="8.5cm" svg:x="1.4cm" svg:y="6.7cm" presentation:class="outline" presentation:user-transformed="true">
          <draw:text-box>
            <text:list text:style-name="L2">
              <text:list-item>
                <text:p>Um objeto do tipo ThreadLocal é instanciado</text:p>
              </text:list-item>
              <text:list-item>
                <text:p>Só é necessário fazer isso apenas umas vez por thread</text:p>
              </text:list-item>
              <text:list-item>
                <text:p>Mesmo que duas threads executem o mesmo código o qual acessa a variável ThreadLocal, cada thread verá apenas a sua instância</text:p>
              </text:list-item>
              <text:list-item>
                <text:p>Mesmo que duas threads coloquem valores diferentes no mesmo objeto ThreadLocal, elas não podem ver os valores uma da out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cessando uma ThreadLoc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ma vez criada, pode-se armazenar valores da seguinte forma:</text:p>
              </text:list-item>
            </text:list>
          </draw:text-box>
        </draw:frame>
        <draw:frame draw:style-name="gr2" draw:text-style-name="P3" draw:layer="layout" svg:width="15.2cm" svg:height="1.207cm" svg:x="2.6cm" svg:y="6.193cm">
          <draw:text-box>
            <text:p text:style-name="P2"><text:span text:style-name="T3">myThreadLocal.set("A thread local value");</text:span></text:p>
          </draw:text-box>
        </draw:frame>
        <draw:frame presentation:style-name="pr4" draw:layer="layout" svg:width="25.2cm" svg:height="7.5cm" svg:x="1.4cm" svg:y="7.3cm" presentation:class="outline" presentation:user-transformed="true">
          <draw:text-box>
            <text:list text:style-name="L2">
              <text:list-item>
                <text:p>E lê-se da seguinte forma:</text:p>
              </text:list-item>
            </text:list>
          </draw:text-box>
        </draw:frame>
        <draw:frame draw:style-name="gr2" draw:text-style-name="P3" draw:layer="layout" svg:width="15.544cm" svg:height="1.207cm" svg:x="2.656cm" svg:y="8.75cm">
          <draw:text-box>
            <text:p text:style-name="P2"><text:span text:style-name="T3">String threadLocalValue = (String) myThreadLocal.ge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lor inicia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obrescrever o método initialValue() </text:p>
              </text:list-item>
            </text:list>
          </draw:text-box>
        </draw:frame>
        <draw:frame draw:style-name="gr3" draw:text-style-name="P3" draw:layer="layout" svg:width="16.48cm" svg:height="3.597cm" svg:x="2.32cm" svg:y="6.2cm">
          <draw:text-box>
            <text:p text:style-name="P2"><text:span text:style-name="T3">private ThreadLocal myThreadLocal = new ThreadLocal&lt;String&gt;() {</text:span></text:p>
            <text:p text:style-name="P2"><text:span text:style-name="T3"><text:s text:c="4"/></text:span><text:span text:style-name="T3">@Override protected String initialValue() {</text:span></text:p>
            <text:p text:style-name="P2"><text:span text:style-name="T3"><text:s text:c="8"/></text:span><text:span text:style-name="T3">return "This is the initial value";</text:span></text:p>
            <text:p text:style-name="P2"><text:span text:style-name="T3"><text:s text:c="4"/></text:span><text:span text:style-name="T3">}</text:span></text:p>
            <text:p text:style-name="P2"><text:span text:style-name="T3">}; <text:s text:c="3"/></text:span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mplo Completo</text:p>
          </draw:text-box>
        </draw:frame>
        <draw:frame draw:style-name="gr4" draw:text-style-name="P5" draw:layer="layout" svg:width="13.202cm" svg:height="7.415cm" svg:x="1.198cm" svg:y="4.38cm">
          <draw:text-box>
            <text:p text:style-name="P4">public class ThreadLocalExample {</text:p>
            <text:p text:style-name="P4"><text:s text:c="4"/>public static class MyRunnable implements Runnable {</text:p>
            <text:p text:style-name="P4"><text:s text:c="8"/>private ThreadLocal&lt;Integer&gt; threadLocal =</text:p>
            <text:p text:style-name="P4"><text:s text:c="15"/>new ThreadLocal&lt;Integer&gt;();</text:p>
            <text:p text:style-name="P4"><text:s text:c="8"/>@Override</text:p>
            <text:p text:style-name="P4"><text:s text:c="8"/>public void run() {</text:p>
            <text:p text:style-name="P4"><text:s text:c="12"/>threadLocal.set( (int) (Math.random() * 100D) );</text:p>
            <text:p text:style-name="P4"><text:s text:c="4"/></text:p>
            <text:p text:style-name="P4"><text:s text:c="12"/>try {</text:p>
            <text:p text:style-name="P4"><text:s text:c="16"/>Thread.sleep(2000);</text:p>
            <text:p text:style-name="P4"><text:s text:c="12"/>} catch (InterruptedException e) {</text:p>
            <text:p text:style-name="P4"><text:s text:c="12"/>}</text:p>
            <text:p text:style-name="P4"><text:s text:c="4"/></text:p>
            <text:p text:style-name="P4"><text:s text:c="12"/>System.out.println(threadLocal.get());</text:p>
            <text:p text:style-name="P4"><text:s text:c="8"/>}</text:p>
            <text:p text:style-name="P4"><text:s text:c="4"/>}</text:p>
            <text:p text:style-name="P4"/>
            <text:p text:style-name="P4">...</text:p>
          </draw:text-box>
        </draw:frame>
        <draw:frame draw:style-name="gr5" draw:text-style-name="P5" draw:layer="layout" svg:width="13.413cm" svg:height="4.629cm" svg:x="12.987cm" svg:y="10.368cm">
          <draw:text-box>
            <text:p text:style-name="P4">...</text:p>
            <text:p text:style-name="P4">public static void main(String[] args) {</text:p>
            <text:p text:style-name="P4"><text:s text:c="8"/>MyRunnable sharedRunnableInstance = new MyRunnable();</text:p>
            <text:p text:style-name="P4"><text:s text:c="8"/>Thread thread1 = new Thread(sharedRunnableInstance);</text:p>
            <text:p text:style-name="P4"><text:s text:c="8"/>Thread thread2 = new Thread(sharedRunnableInstance);</text:p>
            <text:p text:style-name="P4"><text:s text:c="8"/>thread1.start();</text:p>
            <text:p text:style-name="P4"><text:s text:c="8"/>thread2.start();</text:p>
            <text:p text:style-name="P4"><text:s text:c="8"/>thread1.join(); //wait for thread 1 to terminate</text:p>
            <text:p text:style-name="P4"><text:s text:c="8"/>thread2.join(); //wait for thread 2 to terminate</text:p>
            <text:p text:style-name="P4"><text:s text:c="4"/>}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://tutorials.jenkov.com/java-concurrency/threadlocal.html" xlink:type="simple">http://tutorials.jenkov.com/java-concurrency/threadlocal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7:00:41.413648839</meta:creation-date>
    <meta:editing-duration>PT7H3M14S</meta:editing-duration>
    <meta:editing-cycles>90</meta:editing-cycles>
    <meta:generator>LibreOffice/6.0.7.3$Linux_X86_64 LibreOffice_project/00m0$Build-3</meta:generator>
    <dc:title>Bright Blue</dc:title>
    <dc:date>2019-01-22T16:47:38.246386052</dc:date>
    <meta:document-statistic meta:object-count="57"/>
  </office:meta>
</office:document-meta>
</file>